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ValidationRuleBuilder.setExpressionManager( ExpressionManager express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alidationRuleBuilder.parseExpression( String exprString , Element element , String attr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ValidationRuleBuilder.buildFailMessage( Element validationRuleElement , AbstractValidationRule ru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